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5pt" officeooo:rsid="001ef295" officeooo:paragraph-rsid="001ef295" style:font-size-asian="13.1000003814697pt" style:font-size-complex="15pt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2737a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3"><text:span text:style-name="T1">import </text:span><text:span text:style-name="T2">pyttsx3</text:span><text:line-break/><text:span text:style-name="T1">import </text:span><text:span text:style-name="T2">speech_recognition </text:span><text:span text:style-name="T1">as </text:span><text:span text:style-name="T2">sr</text:span><text:line-break/><text:span text:style-name="T1">import </text:span><text:span text:style-name="T2">datetime</text:span><text:line-break/><text:span text:style-name="T1">import </text:span><text:span text:style-name="T2">wikipedia</text:span><text:line-break/><text:span text:style-name="T1">import </text:span><text:span text:style-name="T2">webbrowser</text:span><text:line-break/><text:span text:style-name="T1">import </text:span><text:span text:style-name="T2">os</text:span><text:line-break/><text:span text:style-name="T1">import </text:span><text:span text:style-name="T2">smtplib</text:span><text:line-break/><text:line-break/><text:span text:style-name="T2">engine = pyttsx3.init(</text:span><text:span text:style-name="T3">'sapi5'</text:span><text:span text:style-name="T2">)</text:span><text:line-break/><text:span text:style-name="T2">voices = engine.getProperty(</text:span><text:span text:style-name="T3">'voices'</text:span><text:span text:style-name="T2">)</text:span><text:line-break/><text:span text:style-name="T4"># print(voices[1].id)</text:span><text:line-break/><text:span text:style-name="T2">engine.setProperty(</text:span><text:span text:style-name="T3">'voice'</text:span><text:span text:style-name="T1">, </text:span><text:span text:style-name="T2">voices[</text:span><text:span text:style-name="T5">0</text:span><text:span text:style-name="T2">].id)</text:span><text:line-break/><text:line-break/><text:line-break/><text:span text:style-name="T1">def </text:span><text:span text:style-name="T6">speak</text:span><text:span text:style-name="T2">(audio):</text:span><text:line-break/><text:span text:style-name="T2"> <text:s text:c="3"/>engine.say(audio)</text:span><text:line-break/><text:span text:style-name="T2"> <text:s text:c="3"/>engine.runAndWait()</text:span><text:line-break/><text:line-break/><text:line-break/><text:span text:style-name="T1">def </text:span><text:span text:style-name="T6">wishMe</text:span><text:span text:style-name="T2">():</text:span><text:line-break/><text:span text:style-name="T2"> <text:s text:c="3"/>hour = </text:span><text:span text:style-name="T7">int</text:span><text:span text:style-name="T2">(datetime.datetime.now().hour)</text:span><text:line-break/><text:span text:style-name="T2"> <text:s text:c="3"/></text:span><text:span text:style-name="T1">if </text:span><text:span text:style-name="T2">hour &gt;= </text:span><text:span text:style-name="T5">0 </text:span><text:span text:style-name="T1">and </text:span><text:span text:style-name="T2">hour &lt;= </text:span><text:span text:style-name="T5">12</text:span><text:span text:style-name="T2">:</text:span><text:line-break/><text:span text:style-name="T2"> <text:s text:c="7"/>speak(</text:span><text:span text:style-name="T3">"Good Morning!"</text:span><text:span text:style-name="T2">)</text:span><text:line-break/><text:line-break/><text:span text:style-name="T2"> <text:s text:c="3"/></text:span><text:span text:style-name="T1">elif </text:span><text:span text:style-name="T2">hour &gt;= </text:span><text:span text:style-name="T5">12 </text:span><text:span text:style-name="T1">and </text:span><text:span text:style-name="T2">hour &lt; </text:span><text:span text:style-name="T5">18</text:span><text:span text:style-name="T2">:</text:span><text:line-break/><text:span text:style-name="T2"> <text:s text:c="7"/>speak(</text:span><text:span text:style-name="T3">"Good Afternoon!"</text:span><text:span text:style-name="T2">)</text:span><text:line-break/><text:line-break/><text:span text:style-name="T2"> <text:s text:c="3"/></text:span><text:span text:style-name="T1">else</text:span><text:span text:style-name="T2">:</text:span><text:line-break/><text:span text:style-name="T2"> <text:s text:c="7"/>speak(</text:span><text:span text:style-name="T3">"Good Evening!"</text:span><text:span text:style-name="T2">)</text:span><text:line-break/><text:line-break/><text:span text:style-name="T2"> <text:s text:c="3"/>speak(</text:span><text:span text:style-name="T3">"I am orak ,and I made by a team of two student,Divyansh and Vivek,Please tell me how may I help You"</text:span><text:span text:style-name="T2">)</text:span><text:line-break/><text:line-break/><text:line-break/><text:span text:style-name="T1">def </text:span><text:span text:style-name="T6">takeCommand</text:span><text:span text:style-name="T2">():</text:span><text:line-break/><text:span text:style-name="T2"> <text:s text:c="3"/></text:span><text:span text:style-name="T4"># it take microphone from the user and returns string out put</text:span><text:line-break/><text:line-break/><text:span text:style-name="T4"> <text:s text:c="3"/></text:span><text:span text:style-name="T2">r = sr.Recognizer()</text:span><text:line-break/><text:span text:style-name="T2"> <text:s text:c="3"/></text:span><text:span text:style-name="T1">with </text:span><text:span text:style-name="T2">sr.Microphone() </text:span><text:span text:style-name="T1">as </text:span><text:span text:style-name="T2">source:</text:span><text:line-break/><text:span text:style-name="T2"> <text:s text:c="7"/></text:span><text:span text:style-name="T7">print</text:span><text:span text:style-name="T2">(</text:span><text:span text:style-name="T3">"Listening..."</text:span><text:span text:style-name="T2">)</text:span><text:line-break/><text:span text:style-name="T2"> <text:s text:c="7"/>r.pause_threshold = </text:span><text:span text:style-name="T5">1</text:span><text:line-break/><text:span text:style-name="T5"> <text:s text:c="7"/></text:span><text:span text:style-name="T2">audio = r.listen(source)</text:span><text:line-break/><text:line-break/><text:span text:style-name="T2"> <text:s text:c="3"/></text:span><text:span text:style-name="T1">try</text:span><text:span text:style-name="T2">:</text:span><text:line-break/><text:span text:style-name="T2"> <text:s text:c="7"/></text:span><text:span text:style-name="T7">print</text:span><text:span text:style-name="T2">(</text:span><text:span text:style-name="T3">"Recognizing..."</text:span><text:span text:style-name="T2">)</text:span><text:line-break/><text:span text:style-name="T2"> <text:s text:c="7"/>query = r.recognize_google(audio</text:span><text:span text:style-name="T1">, </text:span><text:span text:style-name="T8">language</text:span><text:span text:style-name="T2">=</text:span><text:span text:style-name="T3">'en-in'</text:span><text:span text:style-name="T2">)</text:span><text:line-break/><text:span text:style-name="T2"> <text:s text:c="7"/></text:span><text:span text:style-name="T7">print</text:span><text:span text:style-name="T2">(</text:span><text:span text:style-name="T3">f"User said:</text:span><text:span text:style-name="T1">{</text:span><text:span text:style-name="T2">query</text:span><text:span text:style-name="T1">}\n</text:span><text:span text:style-name="T3">"</text:span><text:span text:style-name="T2">)</text:span><text:line-break/><text:line-break/><text:span text:style-name="T2"> <text:s text:c="3"/></text:span><text:span text:style-name="T1">except </text:span><text:span text:style-name="T7">Exception </text:span><text:span text:style-name="T1">as </text:span><text:span text:style-name="T9">e</text:span><text:span text:style-name="T2">:</text:span><text:line-break/><text:span text:style-name="T2"> <text:s text:c="7"/></text:span><text:span text:style-name="T4"># print(e)</text:span><text:line-break/><text:span text:style-name="T4"> <text:s text:c="7"/></text:span><text:span text:style-name="T7">print</text:span><text:span text:style-name="T2">(</text:span><text:span text:style-name="T3">"Say that again please..."</text:span><text:span text:style-name="T2">)</text:span><text:line-break/><text:span text:style-name="T2"> <text:s text:c="7"/></text:span><text:span text:style-name="T1">return </text:span><text:span text:style-name="T3">"None"</text:span><text:line-break/><text:span text:style-name="T3"> <text:s text:c="3"/></text:span><text:span text:style-name="T1">return </text:span><text:span text:style-name="T2">query</text:span><text:line-break/><text:line-break/><text:line-break/><text:soft-page-break/><text:span text:style-name="T1">def </text:span><text:span text:style-name="T6">sendEmail</text:span><text:span text:style-name="T2">(to</text:span><text:span text:style-name="T1">, </text:span><text:span text:style-name="T2">content):</text:span><text:line-break/><text:span text:style-name="T2"> <text:s text:c="3"/>server = smtplib.SMTP(</text:span><text:span text:style-name="T3">'smtp.gmail.com'</text:span><text:span text:style-name="T1">, </text:span><text:span text:style-name="T5">587</text:span><text:span text:style-name="T2">)</text:span><text:line-break/><text:span text:style-name="T2"> <text:s text:c="3"/>server.ehlo()</text:span><text:line-break/><text:span text:style-name="T2"> <text:s text:c="3"/>server.starttls()</text:span><text:line-break/><text:span text:style-name="T2"> <text:s text:c="3"/>server.login(</text:span><text:span text:style-name="T3">'divyanshsinghhacked11@gmail.com'</text:span><text:span text:style-name="T1">, </text:span><text:span text:style-name="T3">'hello12'</text:span><text:span text:style-name="T2">)</text:span><text:span text:style-name="T4"># as email <text:s/>will be not able to send because password were wrong</text:span><text:line-break/><text:span text:style-name="T4"> <text:s text:c="3"/></text:span><text:span text:style-name="T2">server.sendmail(</text:span><text:span text:style-name="T3">'divyanshsinghhacked11@gmail.com'</text:span><text:span text:style-name="T1">, </text:span><text:span text:style-name="T2">to</text:span><text:span text:style-name="T1">, </text:span><text:span text:style-name="T2">content)</text:span><text:line-break/><text:span text:style-name="T2"> <text:s text:c="3"/>server.close()</text:span><text:line-break/><text:line-break/><text:line-break/><text:span text:style-name="T1">if </text:span><text:span text:style-name="T2">__name__ == </text:span><text:span text:style-name="T3">"__main__"</text:span><text:span text:style-name="T2">:</text:span><text:line-break/><text:span text:style-name="T2"> <text:s text:c="3"/>wishMe()</text:span><text:line-break/><text:span text:style-name="T2"> <text:s text:c="3"/></text:span><text:span text:style-name="T1">while True</text:span><text:span text:style-name="T2">:</text:span><text:line-break/><text:span text:style-name="T2"> <text:s text:c="7"/></text:span><text:span text:style-name="T4"># if 1:</text:span><text:line-break/><text:span text:style-name="T4"> <text:s text:c="7"/></text:span><text:span text:style-name="T2">query = takeCommand().lower()</text:span><text:line-break/><text:line-break/><text:span text:style-name="T2"> <text:s text:c="7"/></text:span><text:span text:style-name="T4"># logic for executing tasks base on query</text:span><text:line-break/><text:span text:style-name="T4"> <text:s text:c="7"/></text:span><text:span text:style-name="T1">if </text:span><text:span text:style-name="T3">'wikipedia' </text:span><text:span text:style-name="T1">in </text:span><text:span text:style-name="T2">query:</text:span><text:line-break/><text:span text:style-name="T2"> <text:s text:c="11"/>speak(</text:span><text:span text:style-name="T3">"Searching wikipedia..."</text:span><text:span text:style-name="T2">)</text:span><text:line-break/><text:span text:style-name="T2"> <text:s text:c="11"/>query = query.replace(</text:span><text:span text:style-name="T3">"wikipedia"</text:span><text:span text:style-name="T1">, </text:span><text:span text:style-name="T3">""</text:span><text:span text:style-name="T2">)</text:span><text:line-break/><text:span text:style-name="T2"> <text:s text:c="11"/>results = wikipedia.summary(query</text:span><text:span text:style-name="T1">, </text:span><text:span text:style-name="T8">sentences</text:span><text:span text:style-name="T2">=</text:span><text:span text:style-name="T5">2</text:span><text:span text:style-name="T2">)</text:span><text:line-break/><text:span text:style-name="T2"> <text:s text:c="11"/>speak(</text:span><text:span text:style-name="T3">"According to wikipedia"</text:span><text:span text:style-name="T2">)</text:span><text:line-break/><text:span text:style-name="T2"> <text:s text:c="11"/></text:span><text:span text:style-name="T7">print</text:span><text:span text:style-name="T2">(results)</text:span><text:line-break/><text:span text:style-name="T2"> <text:s text:c="11"/>speak(results)</text:span><text:line-break/><text:span text:style-name="T2"> <text:s text:c="7"/></text:span><text:span text:style-name="T1">elif </text:span><text:span text:style-name="T3">'open google' </text:span><text:span text:style-name="T1">in </text:span><text:span text:style-name="T2">query:</text:span><text:line-break/><text:span text:style-name="T2"> <text:s text:c="11"/>webbrowser.open(</text:span><text:span text:style-name="T3">"google.com"</text:span><text:span text:style-name="T2">)</text:span><text:line-break/><text:line-break/><text:span text:style-name="T2"> <text:s text:c="7"/></text:span><text:span text:style-name="T1">elif </text:span><text:span text:style-name="T3">'open stackoverflow' </text:span><text:span text:style-name="T1">in </text:span><text:span text:style-name="T2">query:</text:span><text:line-break/><text:span text:style-name="T2"> <text:s text:c="11"/>webbrowser.open(</text:span><text:span text:style-name="T3">"stackoverflow.com"</text:span><text:span text:style-name="T2">)</text:span><text:line-break/><text:line-break/><text:span text:style-name="T2"> <text:s text:c="7"/></text:span><text:span text:style-name="T1">elif </text:span><text:span text:style-name="T3">'play music' </text:span><text:span text:style-name="T1">in </text:span><text:span text:style-name="T2">query:</text:span><text:line-break/><text:span text:style-name="T2"> <text:s text:c="11"/>music_dir = </text:span><text:span text:style-name="T3">'D:</text:span><text:span text:style-name="T1">\\</text:span><text:span text:style-name="T3">Non Critical</text:span><text:span text:style-name="T1">\\</text:span><text:span text:style-name="T3">songs</text:span><text:span text:style-name="T1">\\</text:span><text:span text:style-name="T3">Favorite songs'</text:span><text:line-break/><text:span text:style-name="T3"> <text:s text:c="11"/></text:span><text:span text:style-name="T2">songs = os.listdir(music_dir)</text:span><text:line-break/><text:span text:style-name="T2"> <text:s text:c="11"/></text:span><text:span text:style-name="T7">print</text:span><text:span text:style-name="T2">(songs)</text:span><text:line-break/><text:span text:style-name="T2"> <text:s text:c="11"/>os.startfile(os.path.join(music_dir</text:span><text:span text:style-name="T1">, </text:span><text:span text:style-name="T2">songs[</text:span><text:span text:style-name="T5">0</text:span><text:span text:style-name="T2">]))</text:span><text:line-break/><text:line-break/><text:span text:style-name="T2"> <text:s text:c="7"/></text:span><text:span text:style-name="T1">elif </text:span><text:span text:style-name="T3">'the time' </text:span><text:span text:style-name="T1">in </text:span><text:span text:style-name="T2">query:</text:span><text:line-break/><text:span text:style-name="T2"> <text:s text:c="11"/>strTime = datetime.datetime.now().strftime(</text:span><text:span text:style-name="T3">"%H:%M:%S"</text:span><text:span text:style-name="T2">)</text:span><text:line-break/><text:span text:style-name="T2"> <text:s text:c="11"/>speak(</text:span><text:span text:style-name="T3">f"Sir,the time is </text:span><text:span text:style-name="T1">{</text:span><text:span text:style-name="T2">strTime</text:span><text:span text:style-name="T1">} </text:span><text:span text:style-name="T3">"</text:span><text:span text:style-name="T2">)</text:span><text:line-break/><text:span text:style-name="T2"> <text:s text:c="11"/></text:span><text:span text:style-name="T7">print</text:span><text:span text:style-name="T2">(strTime)</text:span><text:line-break/><text:line-break/><text:span text:style-name="T2"> <text:s text:c="7"/></text:span><text:span text:style-name="T1">elif </text:span><text:span text:style-name="T3">'open code' </text:span><text:span text:style-name="T1">in </text:span><text:span text:style-name="T2">query:</text:span><text:line-break/><text:span text:style-name="T2"> <text:s text:c="11"/>codePath = </text:span><text:span text:style-name="T3">"C:</text:span><text:span text:style-name="T1">\\</text:span><text:span text:style-name="T3">Program Files</text:span><text:span text:style-name="T1">\\</text:span><text:span text:style-name="T3">Sublime Text 3</text:span><text:span text:style-name="T1">\\</text:span><text:span text:style-name="T3">sublime_text.exe"</text:span><text:line-break/><text:span text:style-name="T3"> <text:s text:c="11"/></text:span><text:span text:style-name="T2">os.startfile(codePath)</text:span><text:line-break/><text:line-break/><text:span text:style-name="T2"> <text:s text:c="7"/></text:span><text:span text:style-name="T1">elif </text:span><text:span text:style-name="T3">'email to divyansh' </text:span><text:span text:style-name="T1">in </text:span><text:span text:style-name="T2">query:</text:span><text:line-break/><text:span text:style-name="T2"> <text:s text:c="11"/></text:span><text:span text:style-name="T1">try</text:span><text:span text:style-name="T2">:</text:span><text:line-break/><text:span text:style-name="T2"> <text:s text:c="15"/>speak(</text:span><text:span text:style-name="T3">"what would I say ?"</text:span><text:span text:style-name="T2">)</text:span><text:line-break/><text:span text:style-name="T2"> <text:s text:c="15"/>content = takeCommand() <text:s/></text:span><text:span text:style-name="T4"># it will give string</text:span><text:line-break/><text:span text:style-name="T4"> <text:s text:c="15"/></text:span><text:span text:style-name="T2">to = </text:span><text:span text:style-name="T3">"divyanshsinghhacked11@gmail.com"</text:span><text:line-break/><text:span text:style-name="T3"> <text:s text:c="15"/></text:span><text:span text:style-name="T2">sendEmail(to</text:span><text:span text:style-name="T1">, </text:span><text:span text:style-name="T2">content)</text:span><text:line-break/><text:span text:style-name="T2"> <text:s text:c="15"/>speak(</text:span><text:span text:style-name="T3">"Email has been sent!"</text:span><text:span text:style-name="T2">)</text:span><text:line-break/><text:span text:style-name="T2"> <text:s text:c="11"/></text:span><text:span text:style-name="T1">except </text:span><text:span text:style-name="T7">Exception </text:span><text:span text:style-name="T1">as </text:span><text:span text:style-name="T2">e:</text:span><text:line-break/><text:span text:style-name="T2"> <text:s text:c="15"/></text:span><text:span text:style-name="T7">print</text:span><text:span text:style-name="T2">(e)</text:span><text:line-break/><text:span text:style-name="T2"> <text:s text:c="15"/>speak(</text:span><text:span text:style-name="T3">"sorry sir divyansh and vivek ,I am not able to send this email"</text:span><text:span text:style-name="T2">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5pt" officeooo:rsid="001ef295" officeooo:paragraph-rsid="001ef295" style:font-size-asian="13.1000003814697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46"/>ORAK</text:p>
        <text:p text:style-name="MP1">PROJECT-AI base assistance by using python (tools &amp; techic)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20:02:16.062000000</meta:creation-date>
    <dc:date>2020-08-29T20:06:08.105000000</dc:date>
    <meta:editing-duration>PT3M53S</meta:editing-duration>
    <meta:editing-cycles>1</meta:editing-cycles>
    <meta:document-statistic meta:table-count="0" meta:image-count="0" meta:object-count="0" meta:page-count="2" meta:paragraph-count="3" meta:word-count="307" meta:character-count="3257" meta:non-whitespace-character-count="2282"/>
    <meta:generator>LibreOffice/6.4.5.2$Windows_X86_64 LibreOffice_project/a726b36747cf2001e06b58ad5db1aa3a9a1872d6</meta:generator>
  </office:meta>
</office:document-meta>
</file>